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bold" officeooo:rsid="0001ec98" officeooo:paragraph-rsid="0001ec9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style="normal" fo:font-weight="normal" officeooo:rsid="0001ec98" officeooo:paragraph-rsid="0001ec98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fo:font-style="normal" fo:font-weight="bold" officeooo:rsid="0001ec98" officeooo:paragraph-rsid="0001ec98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1pt" fo:font-style="normal" fo:font-weight="normal" officeooo:rsid="0001ec98" officeooo:paragraph-rsid="0001ec98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1pt" fo:font-style="normal" fo:font-weight="normal" officeooo:rsid="0003a60f" officeooo:paragraph-rsid="0003a60f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1pt" fo:font-style="normal" fo:font-weight="bold" officeooo:rsid="0003a60f" officeooo:paragraph-rsid="0003a60f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Text_20_body">
      <style:text-properties fo:font-size="11pt" style:font-size-asian="11pt" style:font-size-complex="11pt"/>
    </style:style>
    <style:style style:name="P8" style:family="paragraph" style:parent-style-name="Text_20_body">
      <style:text-properties fo:font-size="11pt" officeooo:rsid="0003aa23" officeooo:paragraph-rsid="0003aa23" style:font-size-asian="11pt" style:font-size-complex="11pt"/>
    </style:style>
    <style:style style:name="P9" style:family="paragraph" style:parent-style-name="Text_20_body">
      <style:text-properties fo:font-size="11pt" officeooo:paragraph-rsid="0003aa23" style:font-size-asian="11pt" style:font-size-complex="11pt"/>
    </style:style>
    <style:style style:name="P10" style:family="paragraph" style:parent-style-name="Text_20_body">
      <style:text-properties fo:font-size="11pt" fo:font-weight="bold" officeooo:rsid="0003aa23" officeooo:paragraph-rsid="0003aa23" style:font-size-asian="11pt" style:font-weight-asian="bold" style:font-size-complex="11pt" style:font-weight-complex="bold"/>
    </style:style>
    <style:style style:name="T1" style:family="text">
      <style:text-properties officeooo:rsid="0003a60f"/>
    </style:style>
    <style:style style:name="T2" style:family="text">
      <style:text-properties officeooo:rsid="0003aa23"/>
    </style:style>
    <style:style style:name="T3" style:family="text">
      <style:text-properties officeooo:rsid="0004411e"/>
    </style:style>
    <style:style style:name="T4" style:family="text">
      <style:text-properties fo:font-style="normal" fo:font-weight="normal" officeooo:rsid="0003a60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3aa23" style:font-style-asian="normal" style:font-weight-asian="normal" style:font-style-complex="normal" style:font-weight-complex="normal"/>
    </style:style>
    <style:style style:name="T6" style:family="text">
      <style:text-properties officeooo:rsid="00082b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ffres :</text:p>
      <text:p text:style-name="P1"/>
      <text:p text:style-name="P2"/>
      <text:p text:style-name="P3">Passif <text:span text:style-name="T1">(Énergie)</text:span>:</text:p>
      <text:p text:style-name="P2"/>
      <text:p text:style-name="P4">- Stack de l’énergie pour accroître ses dégâts.</text:p>
      <text:p text:style-name="P4">- 1 % de charge est égale à 1 % de dégâts supplémentaire.</text:p>
      <text:p text:style-name="P4">- Maximum 100 % de charges.</text:p>
      <text:p text:style-name="P4">- L’énergie diminue de 2 points par seconde.</text:p>
      <text:p text:style-name="P4">- <text:span text:style-name="T1">L’énergie</text:span> augmente de 1 pour chaque tranche de 5 points de dégâts encaissés par ses boucliers.</text:p>
      <text:p text:style-name="P4">- Une barrières peut absorbé 200 points de <text:span text:style-name="T1">dégât</text:span> ce qui donne 40 d’énergie.</text:p>
      <text:p text:style-name="P4"/>
      <text:p text:style-name="P6"><text:span text:style-name="T6">Tir</text:span> principale (Canon à particules) :</text:p>
      <text:p text:style-name="P5">- L’arme possède 100 munitions dans un chargeur.</text:p>
      <text:p text:style-name="P5">- Inflige 80 à 150 points de dégât par secondes (celons la charge)</text:p>
      <text:p text:style-name="P5">- Le rayon atteins les 15 mètres de distance.</text:p>
      <text:p text:style-name="P5">- Un temps de rechargement de 1.5 secondes.</text:p>
      <text:p text:style-name="P5"/>
      <text:p text:style-name="P6"><text:span text:style-name="T6">Tir </text:span>secondaire (Charge explosive) :</text:p>
      <text:p text:style-name="P5">- L’arme possède 100 munitions dans un chargeur (consomme 25 par tir).</text:p>
      <text:p text:style-name="P5">- Inflige 46 à 95 points de dégât par projectile (celons la charge).</text:p>
      <text:p text:style-name="P5">- Le projectile est un peu lent et retombe lentement sur une plus grande distance.</text:p>
      <text:p text:style-name="P5">- Le rayon de l’explosion est de 2 mètres.</text:p>
      <text:p text:style-name="P5">- Le temps de rechargement est de 1.5 secondes.</text:p>
      <text:p text:style-name="P5"/>
      <text:p text:style-name="P6">Barrière de particules :</text:p>
      <text:p text:style-name="P5">- Donne un bouclier pour Zarya qui absorbera tous les <text:span text:style-name="T2">dégâts.</text:span></text:p>
      <text:p text:style-name="P7"><text:span text:style-name="T4">- Immunisera des </text:span><text:span text:style-name="T5">contrôles</text:span><text:span text:style-name="T4"> ennemies (ralentissement de</text:span> <text:span text:style-name="T1">Mei par exemple..).</text:span></text:p>
      <text:p text:style-name="P7">- <text:span text:style-name="T2">Absorber les dégât augmente votre énergie.</text:span></text:p>
      <text:p text:style-name="P7">- <text:span text:style-name="T2">Ne permet pas de charger votre ultime.</text:span></text:p>
      <text:p text:style-name="P7">- <text:span text:style-name="T2">Possède 200 d’absorption de dégât.</text:span></text:p>
      <text:p text:style-name="P7">- <text:span text:style-name="T2">Dure 2 secondes</text:span></text:p>
      <text:p text:style-name="P8">- Possède un temps de recharge de 10 secondes.</text:p>
      <text:p text:style-name="P8"/>
      <text:p text:style-name="P10"><text:soft-page-break/>Barrière projetée :</text:p>
      <text:p text:style-name="P8">- Donne un bouclier à vos coéquipier (jusqu’à 30 mètres) qui absorbera les dégâts .</text:p>
      <text:p text:style-name="P9"><text:span text:style-name="T4">- Immunisera des </text:span><text:span text:style-name="T5">contrôles</text:span><text:span text:style-name="T4"> ennemies (ralentissement de</text:span> <text:span text:style-name="T1">Mei par exemple..).</text:span></text:p>
      <text:p text:style-name="P9">- <text:span text:style-name="T2">Absorber les dégât augmente votre énergie.</text:span></text:p>
      <text:p text:style-name="P9">- <text:span text:style-name="T2">Ne permet pas de charger votre ultime.</text:span></text:p>
      <text:p text:style-name="P9">- <text:span text:style-name="T2">Possède 200 d’absorption de dégât.</text:span></text:p>
      <text:p text:style-name="P8">- Dure 2 secondes.</text:p>
      <text:p text:style-name="P8">- Possède un temps de recharge de 8 secondes.</text:p>
      <text:p text:style-name="P8"/>
      <text:p text:style-name="P10">Orbe à gravitons :</text:p>
      <text:p text:style-name="P8">- Lance une orbe qui attire tous les ennemies et les empêche de bouger.</text:p>
      <text:p text:style-name="P8">- Leur inflige des dégât toute la durée de l’effet (jusqu’à 22 point de dégâts).</text:p>
      <text:p text:style-name="P8">- La <text:span text:style-name="T3">durée de l’effet est de 4 secondes.</text:span></text:p>
      <text:p text:style-name="P8">- <text:span text:style-name="T3">Les ennemies sont absorber jusqu’à 8 mètre de dista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3T14:20:12.548000000</meta:creation-date>
    <dc:date>2017-02-26T19:25:51.126000000</dc:date>
    <meta:editing-duration>PT4M18S</meta:editing-duration>
    <meta:editing-cycles>4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40" meta:word-count="350" meta:character-count="1923" meta:non-whitespace-character-count="1613"/>
  </office:meta>
</office:document-meta>
</file>